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style:font-name-complex="Arial2"/>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Title" style:master-page-name="Standard">
      <style:paragraph-properties fo:text-align="center" style:justify-single-word="false" style:page-number="auto"/>
    </style:style>
    <style:style style:name="P4" style:family="paragraph" style:parent-style-name="Heading_20_1" style:list-style-name="WWNum4"/>
    <style:style style:name="P5" style:family="paragraph" style:parent-style-name="List_20_Paragraph" style:list-style-name="WWNum1"/>
    <style:style style:name="P6" style:family="paragraph" style:parent-style-name="List_20_Paragraph" style:list-style-name="WWNum2"/>
    <style:style style:name="T1" style:family="text">
      <style:text-properties style:font-name="Arial1" style:font-name-complex="Arial2"/>
    </style:style>
    <style:style style:name="T2" style:family="text">
      <style:text-properties style:font-name="Arial1" style:font-name-complex="Arial2" text:display="none"/>
    </style:style>
    <style:style style:name="T3" style:family="text">
      <style:text-properties fo:color="#00000a" style:font-name="Arial1" fo:font-size="18pt" style:font-size-asian="18pt" style:font-name-complex="Arial2" style:font-size-complex="1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t U-Project</text:span></text:p>
      <text:p text:style-name="P1"/>
      <text:p text:style-name="P1"/>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text:a xlink:type="simple" xlink:href="#__RefHeading__176_1811025491">I.Solution technique<text:tab/>1</text:a></text:p>
          <text:p text:style-name="P2"><text:a xlink:type="simple" xlink:href="#__RefHeading__178_1811025491">II.Équipe<text:tab/>2</text:a></text:p>
          <text:p text:style-name="P2"><text:a xlink:type="simple" xlink:href="#__RefHeading__180_1811025491">III.Test<text:tab/>2</text:a></text:p>
          <text:p text:style-name="P2"><text:a xlink:type="simple" xlink:href="#__RefHeading__182_1811025491">IV.Formation<text:tab/>2</text:a></text:p>
          <text:p text:style-name="P2"><text:a xlink:type="simple" xlink:href="#__RefHeading__184_1811025491">V.Budget<text:tab/>2</text:a></text:p>
          <text:p text:style-name="P2"><text:a xlink:type="simple" xlink:href="#__RefHeading__186_1811025491">VI.Les définitions demandées<text:tab/>3</text:a></text:p>
        </text:index-body>
      </text:table-of-content>
      <text:p text:style-name="Standard"><text:a xlink:type="simple" xlink:href="#_Toc115882113" text:style-name="Internet_20_link" text:visited-style-name="Visited_20_Internet_20_Link"><text:span text:style-name="T2"/></text:a></text:p>
      <text:p text:style-name="P1"/>
      <text:list xml:id="list3539218971984318059" text:style-name="WWNum4">
        <text:list-item>
          <text:h text:style-name="P4" text:outline-level="1"><text:bookmark-start text:name="__RefHeading__176_1811025491"/><text:bookmark-start text:name="_Toc115882113"/><text:span text:style-name="T3">Solution technique</text:span><text:bookmark-end text:name="__RefHeading__176_1811025491"/><text:bookmark-end text:name="_Toc115882113"/></text:h>
        </text:list-item>
      </text:list>
      <text:p text:style-name="P1"/>
      <text:p text:style-name="Standard"><text:span text:style-name="T1">Meublinot souhaiterait avoir une vue en temps réel de l’état de leur parc informatique ainsi que leur matériel des différentes boutiques. Par rapport à cette demande, nous avons décidé de mettre en place une application web qui fournira en temps réel toutes les informations nécessaires. </text:span></text:p>
      <text:p text:style-name="P1"/>
      <text:p text:style-name="Standard"><text:span text:style-name="T1">Dans celle-ci, nous pourrons retrouver une interface pour regrouper chaque site, le siège et chaque boutique avec tout le matériel à l’intérieur. Pour accéder à ces interfaces il y aura différents boutons situés dans une bande sur la droite de l’écran.</text:span></text:p>
      <text:p text:style-name="P1"/>
      <text:p text:style-name="Standard"><text:span text:style-name="T1">Toutes les machines sont connectées au domaine de Meublinot ; pour héberger cette application et établir la communication avec tout le matériel, nous allons la connecter sur le serveur Active Directory de Meublinot. Grâce au VPN qu’ils ont, nous allons pouvoir accéder aux différents ordinateurs de l’entreprise.</text:span></text:p>
      <text:p text:style-name="P1"/>
      <text:p text:style-name="Standard"><text:span text:style-name="T1">Dans cette application web, on retrouvera dans chaque interface les informations suivantes :</text:span></text:p>
      <text:list xml:id="list8409880230339923744" text:style-name="WWNum1">
        <text:list-item>
          <text:p text:style-name="P5"><text:span text:style-name="T1">Le nom des machines (si c’est un serveur, une box, un PC avec le nom précis du poste)</text:span></text:p>
        </text:list-item>
        <text:list-item>
          <text:p text:style-name="P5"><text:span text:style-name="T1">Les informations en temps réel sur chaque matériel :</text:span></text:p>
          <text:list>
            <text:list-item>
              <text:p text:style-name="P5"><text:span text:style-name="T1">La latence</text:span></text:p>
            </text:list-item>
            <text:list-item>
              <text:p text:style-name="P5"><text:span text:style-name="T1">Si le matériel est allumé</text:span></text:p>
            </text:list-item>
            <text:list-item>
              <text:p text:style-name="P5"><text:span text:style-name="T1">Si le matériel est éteint</text:span></text:p>
            </text:list-item>
          </text:list>
        </text:list-item>
      </text:list>
      <text:p text:style-name="P1"/>
      <text:p text:style-name="Standard"><text:soft-page-break/><text:span text:style-name="T1">Nous mettrons également en place un système d’alerte en cas de matériel éteint ou de latence trop élevée. Quand cela se produira, le technicien de Meublinot recevra un mail récapitulatif de l’état des machines.</text:span></text:p>
      <text:p text:style-name="P1"/>
      <text:list xml:id="list37458089" text:continue-list="list3539218971984318059" text:style-name="WWNum4">
        <text:list-item>
          <text:h text:style-name="P4" text:outline-level="1"><text:bookmark-start text:name="__RefHeading__178_1811025491"/><text:bookmark-start text:name="_Toc115882114"/><text:span text:style-name="T3">Équipe</text:span><text:bookmark-end text:name="__RefHeading__178_1811025491"/><text:bookmark-end text:name="_Toc115882114"/></text:h>
        </text:list-item>
      </text:list>
      <text:p text:style-name="P1"/>
      <text:p text:style-name="Standard"><text:span text:style-name="T1">L’équipe mise en place sur ce projet sera composée de 3 personnes :</text:span></text:p>
      <text:list xml:id="list8710801523308029263" text:style-name="WWNum2">
        <text:list-item>
          <text:p text:style-name="P6"><text:span text:style-name="T1">1 chef de projet</text:span></text:p>
        </text:list-item>
        <text:list-item>
          <text:p text:style-name="P6"><text:span text:style-name="T1">2 développeurs :</text:span></text:p>
          <text:list>
            <text:list-item>
              <text:p text:style-name="P6"><text:span text:style-name="T1">1 développeur front-end</text:span></text:p>
            </text:list-item>
            <text:list-item>
              <text:p text:style-name="P6"><text:span text:style-name="T1">1 développeur back-end</text:span></text:p>
            </text:list-item>
          </text:list>
        </text:list-item>
      </text:list>
      <text:p text:style-name="P1"/>
      <text:list xml:id="list37456608" text:continue-list="list37458089" text:style-name="WWNum4">
        <text:list-item>
          <text:h text:style-name="P4" text:outline-level="1"><text:bookmark-start text:name="__RefHeading__180_1811025491"/><text:bookmark-start text:name="_Toc115882115"/><text:span text:style-name="T3">Test</text:span><text:bookmark-end text:name="__RefHeading__180_1811025491"/><text:bookmark-end text:name="_Toc115882115"/></text:h>
        </text:list-item>
      </text:list>
      <text:p text:style-name="P1"/>
      <text:p text:style-name="Standard"><text:span text:style-name="T1">En outre une fois la programmation terminée nous effectuerons des tests. Ceux-ci se dérouleront hors des heures de travail de l’entreprise Meublinot, de 18h à 03h dont 1h de pause. Cela permettra de tester les différentes l’interfaces, en simulant des ralentissements ainsi que des crashs des différents matériels ; pour voir les changements en temps réel ainsi que le système d’alerte.</text:span></text:p>
      <text:p text:style-name="Standard"><text:span text:style-name="T1">Cette phase de test sera le bon moyen de corriger le code ainsi que de vérifier la compatibilité entre les différents matériels. </text:span></text:p>
      <text:p text:style-name="P1"/>
      <text:list xml:id="list37485188" text:continue-numbering="true" text:style-name="WWNum4">
        <text:list-item>
          <text:h text:style-name="P4" text:outline-level="1"><text:bookmark-start text:name="__RefHeading__182_1811025491"/><text:bookmark-start text:name="_Toc115882116"/><text:span text:style-name="T3">Formation</text:span><text:bookmark-end text:name="__RefHeading__182_1811025491"/><text:bookmark-end text:name="_Toc115882116"/></text:h>
        </text:list-item>
      </text:list>
      <text:p text:style-name="P1"/>
      <text:p text:style-name="Standard"><text:span text:style-name="T1">Des maintenances seront mises en place pour maintenir le bon fonctionnement de l'interface informatique de l'entreprise. Pour effectuer celles-ci, Meublinot aura besoin d’un Technicien compétent chez eux. Nous nous engageons à le former durant 1 semaine et demie. Durée durant laquelle, Notre développeur back-end après avoir créé une documentation adaptée, lui enseignera les différentes notions liées à l'application WEB.</text:span></text:p>
      <text:p text:style-name="P1"/>
      <text:list xml:id="list37462918" text:continue-numbering="true" text:style-name="WWNum4">
        <text:list-item>
          <text:h text:style-name="P4" text:outline-level="1"><text:bookmark-start text:name="__RefHeading__184_1811025491"/><text:span text:style-name="T3">Budget</text:span><text:bookmark-end text:name="__RefHeading__184_1811025491"/></text:h>
        </text:list-item>
      </text:list>
      <text:p text:style-name="P1"/>
      <text:p text:style-name="Standard"><text:span text:style-name="T1">Meublinot a fournis une enveloppe de 11 000 € maximum, cependant selon nos actuelles estimations, ce budget risque de ne pas entièrement à la demande du client.</text:span></text:p>
      <text:p text:style-name="Standard"><text:span text:style-name="T3"/></text:p>
      <text:list xml:id="list37472460" text:continue-numbering="true" text:style-name="WWNum4">
        <text:list-item>
          <text:h text:style-name="P4" text:outline-level="1"><text:bookmark-start text:name="__RefHeading__186_1811025491"/><text:bookmark-start text:name="_Toc115882117"/><text:soft-page-break/><text:span text:style-name="T3">Les définitions demandées</text:span><text:bookmark-end text:name="__RefHeading__186_1811025491"/><text:bookmark-end text:name="_Toc115882117"/></text:h>
        </text:list-item>
      </text:list>
      <text:p text:style-name="P1"/>
      <text:p text:style-name="Standard"><text:span text:style-name="T1">Chemin critique : C’est un outil qui permet de déterminer la durée totale de votre projet. C’est-à-dire, il s’agit de la plus longue séquence de tâches, qui doit obligatoirement être finie à la date échéante sans retard. Dans les petits projets il n’y a que 1 chemin critique, dans les gros projets il y en a plusieurs.</text:span></text:p>
      <text:p text:style-name="P1"/>
      <text:p text:style-name="Standard"><text:span text:style-name="T1">Macro-planning : <text:s/>Cela résume les grandes phases du projet à l’aide d’une vue en "hélicoptère" c'est à dire, une vue d’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I."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CHARBONNIER</meta:initial-creator>
    <meta:editing-cycles>40</meta:editing-cycles>
    <meta:creation-date>2022-10-04T12:58:00</meta:creation-date>
    <dc:date>2022-10-05T17:22:33.48</dc:date>
    <meta:editing-duration>PT4M14S</meta:editing-duration>
    <meta:generator>OpenOffice/4.1.13$Win32 OpenOffice.org_project/4113m1$Build-9810</meta:generator>
    <meta:document-statistic meta:table-count="0" meta:image-count="0" meta:object-count="0" meta:page-count="3" meta:paragraph-count="34" meta:word-count="533" meta:character-count="3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